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7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5398in"/>
    </style:style>
    <style:style style:name="co9" style:family="table-column">
      <style:table-column-properties fo:break-before="auto" style:column-width="1.5083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1.37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121">
      <style:text-properties fo:font-weight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 style:data-style-name="N121">
      <style:text-properties style:font-name="Liberation Sans" fo:font-weight="bold" style:font-name-asian="DejaVu Sans" style:font-name-complex="DejaVu Sans"/>
    </style:style>
    <style:style style:name="ce6" style:family="table-cell" style:parent-style-name="Default" style:data-style-name="N123"/>
    <style:style style:name="ce7" style:family="table-cell" style:parent-style-name="Default" style:data-style-name="N122">
      <style:text-properties fo:font-weight="bold"/>
    </style:style>
  </office:automatic-styles>
  <office:body>
    <office:spreadsheet>
      <table:table table:name="haske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4"/>
        <table:table-row table:style-name="ro1">
          <table:table-cell office:value-type="string" calcext:value-type="string">
            <text:p>Prog HASKELL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table:style-name="ce3" office:value-type="string" calcext:value-type="string">
            <text:p>vs haskell time</text:p>
          </table:table-cell>
          <table:table-cell table:style-name="ce5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75%</text:p>
          </table:table-cell>
          <table:table-cell office:value-type="float" office:value="8296" calcext:value-type="float">
            <text:p>8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8%</text:p>
          </table:table-cell>
          <table:table-cell office:value-type="float" office:value="8520" calcext:value-type="float">
            <text:p>85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0.01" calcext:value-type="float">
            <text:p>0.01</text:p>
          </table:table-cell>
          <table:table-cell table:style-name="ce2" office:value-type="percentage" office:value="0.99" calcext:value-type="percentage">
            <text:p>99.00%</text:p>
          </table:table-cell>
          <table:table-cell office:value-type="float" office:value="51932" calcext:value-type="float">
            <text:p>519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99%</text:p>
          </table:table-cell>
          <table:table-cell office:value-type="float" office:value="27940" calcext:value-type="float">
            <text:p>279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139%</text:p>
          </table:table-cell>
          <table:table-cell office:value-type="float" office:value="9772" calcext:value-type="float">
            <text:p>9772</text:p>
          </table:table-cell>
          <table:table-cell office:value-type="float" office:value="155" calcext:value-type="float">
            <text:p>15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138%</text:p>
          </table:table-cell>
          <table:table-cell office:value-type="float" office:value="9560" calcext:value-type="float">
            <text:p>9560</text:p>
          </table:table-cell>
          <table:table-cell office:value-type="float" office:value="5" calcext:value-type="float">
            <text:p>5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office:value-type="float" office:value="38.03" calcext:value-type="float">
            <text:p>38.03</text:p>
          </table:table-cell>
          <table:table-cell office:value-type="float" office:value="37.64" calcext:value-type="float">
            <text:p>37.64</text:p>
          </table:table-cell>
          <table:table-cell table:style-name="ce1" office:value-type="string" calcext:value-type="string">
            <text:p>296%</text:p>
          </table:table-cell>
          <table:table-cell office:value-type="float" office:value="50372" calcext:value-type="float">
            <text:p>50372</text:p>
          </table:table-cell>
          <table:table-cell office:value-type="float" office:value="774159" calcext:value-type="float">
            <text:p>774159</text:p>
          </table:table-cell>
          <table:table-cell office:value-type="float" office:value="77477" calcext:value-type="float">
            <text:p>7747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table:style-name="ce2" office:value-type="percentage" office:value="2.33" calcext:value-type="percentage">
            <text:p>233.00%</text:p>
          </table:table-cell>
          <table:table-cell office:value-type="float" office:value="50284" calcext:value-type="float">
            <text:p>50284</text:p>
          </table:table-cell>
          <table:table-cell office:value-type="float" office:value="158" calcext:value-type="float">
            <text:p>158</text:p>
          </table:table-cell>
          <table:table-cell office:value-type="float" office:value="52862" calcext:value-type="float">
            <text:p>5286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7.52" calcext:value-type="float">
            <text:p>7.52</text:p>
          </table:table-cell>
          <table:table-cell office:value-type="float" office:value="11.93" calcext:value-type="float">
            <text:p>11.93</text:p>
          </table:table-cell>
          <table:table-cell office:value-type="float" office:value="2.97" calcext:value-type="float">
            <text:p>2.97</text:p>
          </table:table-cell>
          <table:table-cell table:style-name="ce2" office:value-type="percentage" office:value="1.98" calcext:value-type="percentage">
            <text:p>198.00%</text:p>
          </table:table-cell>
          <table:table-cell office:value-type="float" office:value="68208" calcext:value-type="float">
            <text:p>68208</text:p>
          </table:table-cell>
          <table:table-cell office:value-type="float" office:value="6897" calcext:value-type="float">
            <text:p>6897</text:p>
          </table:table-cell>
          <table:table-cell office:value-type="float" office:value="703371" calcext:value-type="float">
            <text:p>70337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table:style-name="ce2" office:value-type="percentage" office:value="1.47" calcext:value-type="percentage">
            <text:p>147.00%</text:p>
          </table:table-cell>
          <table:table-cell office:value-type="float" office:value="25648" calcext:value-type="float">
            <text:p>25648</text:p>
          </table:table-cell>
          <table:table-cell office:value-type="float" office:value="8512" calcext:value-type="float">
            <text:p>8512</text:p>
          </table:table-cell>
          <table:table-cell office:value-type="float" office:value="37194" calcext:value-type="float">
            <text:p>3719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java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row table:style-name="ro1">
          <table:table-cell office:value-type="string" calcext:value-type="string">
            <text:p>Prog JAVA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176%</text:p>
          </table:table-cell>
          <table:table-cell office:value-type="float" office:value="52844" calcext:value-type="float">
            <text:p>52844</text:p>
          </table:table-cell>
          <table:table-cell office:value-type="float" office:value="86" calcext:value-type="float">
            <text:p>8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C2]/[haskell.C2]" office:value-type="float" office:value="48" calcext:value-type="float">
            <text:p>48.00x</text:p>
          </table:table-cell>
          <table:table-cell table:formula="of:=[.G2]/[haskell.G2]" office:value-type="float" office:value="6.36981677917068" calcext:value-type="float">
            <text:p>6.37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15.23" calcext:value-type="float">
            <text:p>15.23</text:p>
          </table:table-cell>
          <table:table-cell office:value-type="float" office:value="0.21" calcext:value-type="float">
            <text:p>0.21</text:p>
          </table:table-cell>
          <table:table-cell table:style-name="ce1" office:value-type="string" calcext:value-type="string">
            <text:p>107%</text:p>
          </table:table-cell>
          <table:table-cell office:value-type="float" office:value="693540" calcext:value-type="float">
            <text:p>693540</text:p>
          </table:table-cell>
          <table:table-cell office:value-type="float" office:value="197" calcext:value-type="float">
            <text:p>197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table:formula="of:=[.C3]/[haskell.C3]" office:value-type="float" office:value="79.7222222222222" calcext:value-type="float">
            <text:p>79.72x</text:p>
          </table:table-cell>
          <table:table-cell table:formula="of:=[.G3]/[haskell.G3]" office:value-type="float" office:value="81.4014084507042" calcext:value-type="float">
            <text:p>81.40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5.42" calcext:value-type="float">
            <text:p>5.42</text:p>
          </table:table-cell>
          <table:table-cell office:value-type="float" office:value="0.09" calcext:value-type="float">
            <text:p>0.09</text:p>
          </table:table-cell>
          <table:table-cell table:style-name="ce2" office:value-type="percentage" office:value="3.31" calcext:value-type="percentage">
            <text:p>331.00%</text:p>
          </table:table-cell>
          <table:table-cell office:value-type="float" office:value="225864" calcext:value-type="float">
            <text:p>225864</text:p>
          </table:table-cell>
          <table:table-cell office:value-type="float" office:value="287" calcext:value-type="float">
            <text:p>287</text:p>
          </table:table-cell>
          <table:table-cell office:value-type="float" office:value="6756" calcext:value-type="float">
            <text:p>6756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2.72131147540984" calcext:value-type="float">
            <text:p>2.72x</text:p>
          </table:table-cell>
          <table:table-cell table:formula="of:=[.G4]/[haskell.G4]" office:value-type="float" office:value="4.34922591080644" calcext:value-type="float">
            <text:p>4.35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2.05" calcext:value-type="float">
            <text:p>2.05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200%</text:p>
          </table:table-cell>
          <table:table-cell office:value-type="float" office:value="175012" calcext:value-type="float">
            <text:p>175012</text:p>
          </table:table-cell>
          <table:table-cell office:value-type="float" office:value="73" calcext:value-type="float">
            <text:p>73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[.C5]/[haskell.C5]" office:value-type="float" office:value="2.47619047619048" calcext:value-type="float">
            <text:p>2.48x</text:p>
          </table:table-cell>
          <table:table-cell table:formula="of:=[.G5]/[haskell.G5]" office:value-type="float" office:value="6.2638511095204" calcext:value-type="float">
            <text:p>6.26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  <table:table-cell office:value-type="float" office:value="7.2" calcext:value-type="float">
            <text:p>7.2</text:p>
          </table:table-cell>
          <table:table-cell office:value-type="float" office:value="0.17" calcext:value-type="float">
            <text:p>0.17</text:p>
          </table:table-cell>
          <table:table-cell table:style-name="ce1" office:value-type="string" calcext:value-type="string">
            <text:p>121%</text:p>
          </table:table-cell>
          <table:table-cell office:value-type="float" office:value="454036" calcext:value-type="float">
            <text:p>454036</text:p>
          </table:table-cell>
          <table:table-cell office:value-type="float" office:value="146" calcext:value-type="float">
            <text:p>146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table:formula="of:=[.C6]/[haskell.C6]" office:value-type="float" office:value="50.4166666666667" calcext:value-type="float">
            <text:p>50.42x</text:p>
          </table:table-cell>
          <table:table-cell table:formula="of:=[.G6]/[haskell.G6]" office:value-type="float" office:value="46.4629553827262" calcext:value-type="float">
            <text:p>46.46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7.62" calcext:value-type="float">
            <text:p>7.62</text:p>
          </table:table-cell>
          <table:table-cell office:value-type="float" office:value="0.18" calcext:value-type="float">
            <text:p>0.18</text:p>
          </table:table-cell>
          <table:table-cell table:style-name="ce1" office:value-type="string" calcext:value-type="string">
            <text:p>121%</text:p>
          </table:table-cell>
          <table:table-cell office:value-type="float" office:value="715728" calcext:value-type="float">
            <text:p>715728</text:p>
          </table:table-cell>
          <table:table-cell office:value-type="float" office:value="186" calcext:value-type="float">
            <text:p>186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58.5454545454545" calcext:value-type="float">
            <text:p>58.55x</text:p>
          </table:table-cell>
          <table:table-cell table:formula="of:=[.G7]/[haskell.G7]" office:value-type="float" office:value="74.8669456066946" calcext:value-type="float">
            <text:p>74.87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83.62" calcext:value-type="float">
            <text:p>83.62</text:p>
          </table:table-cell>
          <table:table-cell office:value-type="float" office:value="315.87" calcext:value-type="float">
            <text:p>315.87</text:p>
          </table:table-cell>
          <table:table-cell office:value-type="float" office:value="1.68" calcext:value-type="float">
            <text:p>1.68</text:p>
          </table:table-cell>
          <table:table-cell table:style-name="ce1" office:value-type="string" calcext:value-type="string">
            <text:p>379%</text:p>
          </table:table-cell>
          <table:table-cell office:value-type="float" office:value="768464" calcext:value-type="float">
            <text:p>768464</text:p>
          </table:table-cell>
          <table:table-cell office:value-type="float" office:value="24375" calcext:value-type="float">
            <text:p>24375</text:p>
          </table:table-cell>
          <table:table-cell office:value-type="float" office:value="18318" calcext:value-type="float">
            <text:p>18318</text:p>
          </table:table-cell>
          <table:table-cell office:value-type="float" office:value="0" calcext:value-type="float">
            <text:p>0</text:p>
          </table:table-cell>
          <table:table-cell table:formula="of:=[.C8]/[haskell.C8]" office:value-type="float" office:value="3.27536231884058" calcext:value-type="float">
            <text:p>3.28x</text:p>
          </table:table-cell>
          <table:table-cell table:formula="of:=[.G8]/[haskell.G8]" office:value-type="float" office:value="15.2557770189788" calcext:value-type="float">
            <text:p>15.26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3.42" calcext:value-type="float">
            <text:p>3.42</text:p>
          </table:table-cell>
          <table:table-cell office:value-type="float" office:value="1.37" calcext:value-type="float">
            <text:p>1.37</text:p>
          </table:table-cell>
          <table:table-cell table:style-name="ce2" office:value-type="percentage" office:value="2.07" calcext:value-type="percentage">
            <text:p>207.00%</text:p>
          </table:table-cell>
          <table:table-cell office:value-type="float" office:value="672836" calcext:value-type="float">
            <text:p>672836</text:p>
          </table:table-cell>
          <table:table-cell office:value-type="float" office:value="2079" calcext:value-type="float">
            <text:p>2079</text:p>
          </table:table-cell>
          <table:table-cell office:value-type="float" office:value="100296" calcext:value-type="float">
            <text:p>100296</text:p>
          </table:table-cell>
          <table:table-cell office:value-type="float" office:value="0" calcext:value-type="float">
            <text:p>0</text:p>
          </table:table-cell>
          <table:table-cell table:formula="of:=[.C9]/[haskell.C9]" office:value-type="float" office:value="5.13333333333333" calcext:value-type="float">
            <text:p>5.13x</text:p>
          </table:table-cell>
          <table:table-cell table:formula="of:=[.G9]/[haskell.G9]" office:value-type="float" office:value="13.3807175244611" calcext:value-type="float">
            <text:p>13.38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94.39" calcext:value-type="float">
            <text:p>94.39</text:p>
          </table:table-cell>
          <table:table-cell office:value-type="float" office:value="47.66" calcext:value-type="float">
            <text:p>47.66</text:p>
          </table:table-cell>
          <table:table-cell office:value-type="float" office:value="75.21" calcext:value-type="float">
            <text:p>75.21</text:p>
          </table:table-cell>
          <table:table-cell table:style-name="ce2" office:value-type="percentage" office:value="1.3" calcext:value-type="percentage">
            <text:p>130.00%</text:p>
          </table:table-cell>
          <table:table-cell office:value-type="float" office:value="887008" calcext:value-type="float">
            <text:p>887008</text:p>
          </table:table-cell>
          <table:table-cell office:value-type="float" office:value="18808" calcext:value-type="float">
            <text:p>18808</text:p>
          </table:table-cell>
          <table:table-cell office:value-type="float" office:value="1360955" calcext:value-type="float">
            <text:p>1360955</text:p>
          </table:table-cell>
          <table:table-cell office:value-type="float" office:value="0" calcext:value-type="float">
            <text:p>0</text:p>
          </table:table-cell>
          <table:table-cell table:formula="of:=[.C10]/[haskell.C10]" office:value-type="float" office:value="12.5518617021277" calcext:value-type="float">
            <text:p>12.55x</text:p>
          </table:table-cell>
          <table:table-cell table:formula="of:=[.G10]/[haskell.G10]" office:value-type="float" office:value="13.0044569551959" calcext:value-type="float">
            <text:p>13.00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5.99" calcext:value-type="float">
            <text:p>5.99</text:p>
          </table:table-cell>
          <table:table-cell office:value-type="float" office:value="11.88" calcext:value-type="float">
            <text:p>11.88</text:p>
          </table:table-cell>
          <table:table-cell office:value-type="float" office:value="1.67" calcext:value-type="float">
            <text:p>1.67</text:p>
          </table:table-cell>
          <table:table-cell table:style-name="ce2" office:value-type="percentage" office:value="2.26" calcext:value-type="percentage">
            <text:p>226.00%</text:p>
          </table:table-cell>
          <table:table-cell office:value-type="float" office:value="824608" calcext:value-type="float">
            <text:p>824608</text:p>
          </table:table-cell>
          <table:table-cell office:value-type="float" office:value="769" calcext:value-type="float">
            <text:p>769</text:p>
          </table:table-cell>
          <table:table-cell office:value-type="float" office:value="647341" calcext:value-type="float">
            <text:p>647341</text:p>
          </table:table-cell>
          <table:table-cell office:value-type="float" office:value="0" calcext:value-type="float">
            <text:p>0</text:p>
          </table:table-cell>
          <table:table-cell table:formula="of:=[.C11]/[haskell.C11]" office:value-type="float" office:value="1.84307692307692" calcext:value-type="float">
            <text:p>1.84x</text:p>
          </table:table-cell>
          <table:table-cell table:formula="of:=[.G11]/[haskell.G11]" office:value-type="float" office:value="32.1509669369931" calcext:value-type="float">
            <text:p>32.15x</text:p>
          </table:table-cell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rl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row table:style-name="ro1">
          <table:table-cell office:value-type="string" calcext:value-type="string">
            <text:p>Prog ERLAN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5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18%</text:p>
          </table:table-cell>
          <table:table-cell office:value-type="float" office:value="21328" calcext:value-type="float">
            <text:p>21328</text:p>
          </table:table-cell>
          <table:table-cell office:value-type="float" office:value="100" calcext:value-type="float">
            <text:p>100</text:p>
          </table:table-cell>
          <table:table-cell office:value-type="float" office:value="5126" calcext:value-type="float">
            <text:p>5126</text:p>
          </table:table-cell>
          <table:table-cell office:value-type="float" office:value="0" calcext:value-type="float">
            <text:p>0</text:p>
          </table:table-cell>
          <table:table-cell table:formula="of:=[.C2]/[haskell.C2]" office:value-type="float" office:value="121" calcext:value-type="float">
            <text:p>121.00x</text:p>
          </table:table-cell>
          <table:table-cell table:formula="of:=[.G2]/[haskell.G2]" office:value-type="float" office:value="2.5708775313404" calcext:value-type="float">
            <text:p>2.57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38%</text:p>
          </table:table-cell>
          <table:table-cell office:value-type="float" office:value="21684" calcext:value-type="float">
            <text:p>21684</text:p>
          </table:table-cell>
          <table:table-cell office:value-type="float" office:value="75" calcext:value-type="float">
            <text:p>75</text:p>
          </table:table-cell>
          <table:table-cell office:value-type="float" office:value="5755" calcext:value-type="float">
            <text:p>5755</text:p>
          </table:table-cell>
          <table:table-cell office:value-type="float" office:value="0" calcext:value-type="float">
            <text:p>0</text:p>
          </table:table-cell>
          <table:table-cell table:formula="of:=[.C3]/[haskell.C3]" office:value-type="float" office:value="8.83333333333333" calcext:value-type="float">
            <text:p>8.83x</text:p>
          </table:table-cell>
          <table:table-cell table:formula="of:=[.G3]/[haskell.G3]" office:value-type="float" office:value="2.54507042253521" calcext:value-type="float">
            <text:p>2.55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39.81" calcext:value-type="float">
            <text:p>39.81</text:p>
          </table:table-cell>
          <table:table-cell office:value-type="float" office:value="78.46" calcext:value-type="float">
            <text:p>78.46</text:p>
          </table:table-cell>
          <table:table-cell office:value-type="float" office:value="8.87" calcext:value-type="float">
            <text:p>8.87</text:p>
          </table:table-cell>
          <table:table-cell table:style-name="ce2" office:value-type="percentage" office:value="2.19" calcext:value-type="percentage">
            <text:p>219.00%</text:p>
          </table:table-cell>
          <table:table-cell office:value-type="float" office:value="42364" calcext:value-type="float">
            <text:p>42364</text:p>
          </table:table-cell>
          <table:table-cell office:value-type="float" office:value="55659" calcext:value-type="float">
            <text:p>55659</text:p>
          </table:table-cell>
          <table:table-cell office:value-type="float" office:value="404778" calcext:value-type="float">
            <text:p>404778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65.2622950819672" calcext:value-type="float">
            <text:p>65.26x</text:p>
          </table:table-cell>
          <table:table-cell table:formula="of:=[.G4]/[haskell.G4]" office:value-type="float" office:value="0.815759069552492" calcext:value-type="float">
            <text:p>0.82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20%</text:p>
          </table:table-cell>
          <table:table-cell office:value-type="float" office:value="35420" calcext:value-type="float">
            <text:p>35420</text:p>
          </table:table-cell>
          <table:table-cell office:value-type="float" office:value="97" calcext:value-type="float">
            <text:p>97</text:p>
          </table:table-cell>
          <table:table-cell office:value-type="float" office:value="5194" calcext:value-type="float">
            <text:p>5194</text:p>
          </table:table-cell>
          <table:table-cell office:value-type="float" office:value="0" calcext:value-type="float">
            <text:p>0</text:p>
          </table:table-cell>
          <table:table-cell table:formula="of:=[.C5]/[haskell.C5]" office:value-type="float" office:value="2.92857142857143" calcext:value-type="float">
            <text:p>2.93x</text:p>
          </table:table-cell>
          <table:table-cell table:formula="of:=[.G5]/[haskell.G5]" office:value-type="float" office:value="1.26771653543307" calcext:value-type="float">
            <text:p>1.27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81%</text:p>
          </table:table-cell>
          <table:table-cell office:value-type="float" office:value="34184" calcext:value-type="float">
            <text:p>34184</text:p>
          </table:table-cell>
          <table:table-cell office:value-type="float" office:value="2424" calcext:value-type="float">
            <text:p>2424</text:p>
          </table:table-cell>
          <table:table-cell office:value-type="float" office:value="9813" calcext:value-type="float">
            <text:p>9813</text:p>
          </table:table-cell>
          <table:table-cell office:value-type="float" office:value="0" calcext:value-type="float">
            <text:p>0</text:p>
          </table:table-cell>
          <table:table-cell table:formula="of:=[.C6]/[haskell.C6]" office:value-type="float" office:value="11.8333333333333" calcext:value-type="float">
            <text:p>11.83x</text:p>
          </table:table-cell>
          <table:table-cell table:formula="of:=[.G6]/[haskell.G6]" office:value-type="float" office:value="3.498158002456" calcext:value-type="float">
            <text:p>3.50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76" calcext:value-type="float">
            <text:p>0.76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66%</text:p>
          </table:table-cell>
          <table:table-cell office:value-type="float" office:value="34012" calcext:value-type="float">
            <text:p>34012</text:p>
          </table:table-cell>
          <table:table-cell office:value-type="float" office:value="1852" calcext:value-type="float">
            <text:p>1852</text:p>
          </table:table-cell>
          <table:table-cell office:value-type="float" office:value="7969" calcext:value-type="float">
            <text:p>7969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11.6363636363636" calcext:value-type="float">
            <text:p>11.64x</text:p>
          </table:table-cell>
          <table:table-cell table:formula="of:=[.G7]/[haskell.G7]" office:value-type="float" office:value="3.55774058577406" calcext:value-type="float">
            <text:p>3.56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59.57" calcext:value-type="float">
            <text:p>59.57</text:p>
          </table:table-cell>
          <table:table-cell office:value-type="float" office:value="204.25" calcext:value-type="float">
            <text:p>204.25</text:p>
          </table:table-cell>
          <table:table-cell office:value-type="float" office:value="9.77" calcext:value-type="float">
            <text:p>9.77</text:p>
          </table:table-cell>
          <table:table-cell table:style-name="ce1" office:value-type="string" calcext:value-type="string">
            <text:p>359%</text:p>
          </table:table-cell>
          <table:table-cell office:value-type="float" office:value="401172" calcext:value-type="float">
            <text:p>401172</text:p>
          </table:table-cell>
          <table:table-cell office:value-type="float" office:value="10901" calcext:value-type="float">
            <text:p>10901</text:p>
          </table:table-cell>
          <table:table-cell office:value-type="float" office:value="38128" calcext:value-type="float">
            <text:p>38128</text:p>
          </table:table-cell>
          <table:table-cell office:value-type="float" office:value="0" calcext:value-type="float">
            <text:p>0</text:p>
          </table:table-cell>
          <table:table-cell table:formula="of:=[.C8]/[haskell.C8]" office:value-type="float" office:value="2.33333333333333" calcext:value-type="float">
            <text:p>2.33x</text:p>
          </table:table-cell>
          <table:table-cell table:formula="of:=[.G8]/[haskell.G8]" office:value-type="float" office:value="7.96418645279123" calcext:value-type="float">
            <text:p>7.96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17.84" calcext:value-type="float">
            <text:p>17.84</text:p>
          </table:table-cell>
          <table:table-cell office:value-type="float" office:value="2.29" calcext:value-type="float">
            <text:p>2.29</text:p>
          </table:table-cell>
          <table:table-cell table:style-name="ce2" office:value-type="percentage" office:value="2.75" calcext:value-type="percentage">
            <text:p>275.00%</text:p>
          </table:table-cell>
          <table:table-cell office:value-type="float" office:value="101320" calcext:value-type="float">
            <text:p>101320</text:p>
          </table:table-cell>
          <table:table-cell office:value-type="float" office:value="4203" calcext:value-type="float">
            <text:p>4203</text:p>
          </table:table-cell>
          <table:table-cell office:value-type="float" office:value="105157" calcext:value-type="float">
            <text:p>105157</text:p>
          </table:table-cell>
          <table:table-cell office:value-type="float" office:value="0" calcext:value-type="float">
            <text:p>0</text:p>
          </table:table-cell>
          <table:table-cell table:formula="of:=[.C9]/[haskell.C9]" office:value-type="float" office:value="16.2444444444444" calcext:value-type="float">
            <text:p>16.24x</text:p>
          </table:table-cell>
          <table:table-cell table:formula="of:=[.G9]/[haskell.G9]" office:value-type="float" office:value="2.01495505528598" calcext:value-type="float">
            <text:p>2.01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table:number-columns-repeated="9" office:value-type="string" calcext:value-type="string">
            <text:p>stalled</text:p>
          </table:table-cell>
          <table:table-cell table:number-columns-repeated="2" table:style-name="ce4" office:value-type="string" calcext:value-type="string">
            <text:p>stalled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table:number-columns-repeated="9" office:value-type="string" calcext:value-type="string">
            <text:p>stalled</text:p>
          </table:table-cell>
          <table:table-cell table:number-columns-repeated="2" table:style-name="ce4" office:value-type="string" calcext:value-type="string">
            <text:p>stalled</text:p>
          </table:table-cell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u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row table:style-name="ro1">
          <table:table-cell office:value-type="string" calcext:value-type="string">
            <text:p>Prog MAUDE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5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99%</text:p>
          </table:table-cell>
          <table:table-cell office:value-type="float" office:value="47896" calcext:value-type="float">
            <text:p>478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[haskell.C2]" office:value-type="float" office:value="50" calcext:value-type="float">
            <text:p>50.00x</text:p>
          </table:table-cell>
          <table:table-cell table:formula="of:=[.G2]/[haskell.G2]" office:value-type="float" office:value="5.77338476374156" calcext:value-type="float">
            <text:p>5.77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98.62" calcext:value-type="float">
            <text:p>198.62</text:p>
          </table:table-cell>
          <table:table-cell office:value-type="float" office:value="198.72" calcext:value-type="float">
            <text:p>198.72</text:p>
          </table:table-cell>
          <table:table-cell office:value-type="float" office:value="0.11" calcext:value-type="float">
            <text:p>0.11</text:p>
          </table:table-cell>
          <table:table-cell table:style-name="ce1" office:value-type="string" calcext:value-type="string">
            <text:p>100%</text:p>
          </table:table-cell>
          <table:table-cell office:value-type="float" office:value="38724" calcext:value-type="float">
            <text:p>3872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/[haskell.C3]" office:value-type="float" office:value="1103.44444444444" calcext:value-type="float">
            <text:p>1103.44x</text:p>
          </table:table-cell>
          <table:table-cell table:formula="of:=[.G3]/[haskell.G3]" office:value-type="float" office:value="4.54507042253521" calcext:value-type="float">
            <text:p>4.55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2553.54" calcext:value-type="float">
            <text:p>&gt;2553.54</text:p>
          </table:table-cell>
          <table:table-cell office:value-type="float" office:value="2549.91" calcext:value-type="float">
            <text:p>2549.91</text:p>
          </table:table-cell>
          <table:table-cell office:value-type="float" office:value="6.31" calcext:value-type="float">
            <text:p>6.3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7948" calcext:value-type="float">
            <text:p>47948</text:p>
          </table:table-cell>
          <table:table-cell office:value-type="float" office:value="4366" calcext:value-type="float">
            <text:p>43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table:formula="of:=[.C4]/[haskell.C4]" office:value-type="float" office:value="4186.13114754098" calcext:value-type="float">
            <text:p>&gt;4186.13x</text:p>
          </table:table-cell>
          <table:table-cell table:formula="of:=[.G4]/[haskell.G4]" office:value-type="float" office:value="0.923284294847108" calcext:value-type="float">
            <text:p>0.92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1703.1" calcext:value-type="float">
            <text:p>&gt;1703.10</text:p>
          </table:table-cell>
          <table:table-cell office:value-type="float" office:value="1704.74" calcext:value-type="float">
            <text:p>1704.74</text:p>
          </table:table-cell>
          <table:table-cell office:value-type="float" office:value="0.2" calcext:value-type="float">
            <text:p>0.2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50832" calcext:value-type="float">
            <text:p>50832</text:p>
          </table:table-cell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C5]/[haskell.C5]" office:value-type="float" office:value="4055" calcext:value-type="float">
            <text:p>&gt;4055.00x</text:p>
          </table:table-cell>
          <table:table-cell table:formula="of:=[.G5]/[haskell.G5]" office:value-type="float" office:value="1.81932712956335" calcext:value-type="float">
            <text:p>1.82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320.21" calcext:value-type="float">
            <text:p>320.21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" calcext:value-type="float">
            <text:p>0.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1672" calcext:value-type="float">
            <text:p>4167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/[haskell.C6]" office:value-type="float" office:value="2668.41666666667" calcext:value-type="float">
            <text:p>2668.42x</text:p>
          </table:table-cell>
          <table:table-cell table:formula="of:=[.G6]/[haskell.G6]" office:value-type="float" office:value="4.26442898076136" calcext:value-type="float">
            <text:p>4.26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328.65" calcext:value-type="float">
            <text:p>328.6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15" calcext:value-type="float">
            <text:p>0.15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1908" calcext:value-type="float">
            <text:p>41908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2987.72727272727" calcext:value-type="float">
            <text:p>2987.73x</text:p>
          </table:table-cell>
          <table:table-cell table:formula="of:=[.G7]/[haskell.G7]" office:value-type="float" office:value="4.3836820083682" calcext:value-type="float">
            <text:p>4.38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814.19" calcext:value-type="float">
            <text:p>&gt;814.19</text:p>
          </table:table-cell>
          <table:table-cell office:value-type="float" office:value="814.93" calcext:value-type="float">
            <text:p>814.93</text:p>
          </table:table-cell>
          <table:table-cell office:value-type="float" office:value="0.12" calcext:value-type="float">
            <text:p>0.12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6984" calcext:value-type="float">
            <text:p>46984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C8]/[haskell.C8]" office:value-type="float" office:value="31.891500195848" calcext:value-type="float">
            <text:p>&gt;31.89x</text:p>
          </table:table-cell>
          <table:table-cell table:formula="of:=[.G8]/[haskell.G8]" office:value-type="float" office:value="0.932740411339633" calcext:value-type="float">
            <text:p>0.93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1213.04" calcext:value-type="float">
            <text:p>&gt;1213.04</text:p>
          </table:table-cell>
          <table:table-cell office:value-type="float" office:value="1208.87" calcext:value-type="float">
            <text:p>1208.87</text:p>
          </table:table-cell>
          <table:table-cell office:value-type="float" office:value="5.04" calcext:value-type="float">
            <text:p>5.04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752" calcext:value-type="float">
            <text:p>45752</text:p>
          </table:table-cell>
          <table:table-cell office:value-type="float" office:value="4254" calcext:value-type="float">
            <text:p>4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C9]/[haskell.C9]" office:value-type="float" office:value="2695.64444444444" calcext:value-type="float">
            <text:p>&gt;2695.64x</text:p>
          </table:table-cell>
          <table:table-cell table:formula="of:=[.G9]/[haskell.G9]" office:value-type="float" office:value="0.909871927452072" calcext:value-type="float">
            <text:p>0.91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588.14" calcext:value-type="float">
            <text:p>&gt;588.14</text:p>
          </table:table-cell>
          <table:table-cell office:value-type="float" office:value="585.88" calcext:value-type="float">
            <text:p>585.88</text:p>
          </table:table-cell>
          <table:table-cell office:value-type="float" office:value="1.74" calcext:value-type="float">
            <text:p>1.74</text:p>
          </table:table-cell>
          <table:table-cell table:style-name="ce2" office:value-type="percentage" office:value="0.99" calcext:value-type="percentage">
            <text:p>99.00%</text:p>
          </table:table-cell>
          <table:table-cell office:value-type="float" office:value="39324" calcext:value-type="float">
            <text:p>39324</text:p>
          </table:table-cell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7" table:formula="of:=[.C10]/[haskell.C10]" office:value-type="float" office:value="78.2101063829787" calcext:value-type="float">
            <text:p>&gt;78.21x</text:p>
          </table:table-cell>
          <table:table-cell table:formula="of:=[.G10]/[haskell.G10]" office:value-type="float" office:value="0.576530612244898" calcext:value-type="float">
            <text:p>0.58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697.23" calcext:value-type="float">
            <text:p>&gt;697.23</text:p>
          </table:table-cell>
          <table:table-cell office:value-type="float" office:value="697.92" calcext:value-type="float">
            <text:p>697.92</text:p>
          </table:table-cell>
          <table:table-cell office:value-type="float" office:value="0.09" calcext:value-type="float">
            <text:p>0.09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39336" calcext:value-type="float">
            <text:p>39336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C11]/[haskell.C11]" office:value-type="float" office:value="214.532307692308" calcext:value-type="float">
            <text:p>&gt;214.53x</text:p>
          </table:table-cell>
          <table:table-cell table:formula="of:=[.G11]/[haskell.G11]" office:value-type="float" office:value="1.53368683718029" calcext:value-type="float">
            <text:p>1.53x</text:p>
          </table:table-cell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x</number:text>
    </number:number-style>
    <number:number-style style:name="N122">
      <number:text>&gt;</number:text>
      <number:number number:decimal-places="2" number:min-integer-digits="1"/>
      <number:text>x</number:text>
    </number:number-style>
    <number:number-style style:name="N123">
      <number:text>&gt;</number:text>
      <number:number number:decimal-places="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5:16:32.244515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1:34.572594624</meta:creation-date>
    <dc:date>2015-06-18T16:10:56.540760323</dc:date>
    <meta:editing-duration>PT4H27M24S</meta:editing-duration>
    <meta:editing-cycles>42</meta:editing-cycles>
    <meta:generator>LibreOffice/4.3.7.2$Linux_X86_64 LibreOffice_project/430m0$Build-2</meta:generator>
    <meta:print-date>2015-06-17T14:43:03.487143604</meta:print-date>
    <meta:document-statistic meta:table-count="4" meta:cell-count="528" meta:object-count="0"/>
  </office:meta>
</office:document-meta>
</file>